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some text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Here is some text on page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Here is footer tex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McCandless</meta:initial-creator>
    <meta:creation-date>2011-10-26T11:01:15</meta:creation-date>
    <dc:date>2011-10-26T11:10:41</dc:date>
    <dc:creator>Michael McCandless</dc:creator>
    <meta:editing-duration>PT9M27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2" meta:paragraph-count="3" meta:word-count="15" meta:character-count="66"/>
  </office:meta>
</office:document-meta>
</file>